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Standaard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Standaard" style:family="paragraph">
      <style:text-properties fo:font-weight="bold" style:font-weight-asian="bold" style:font-weight-complex="bold"/>
    </style:style>
    <style:style style:name="P3" style:parent-style-name="Standaard" style:family="paragraph">
      <style:text-properties fo:font-weight="bold" style:font-weight-asian="bold" style:font-weight-complex="bold"/>
    </style:style>
    <style:style style:name="P4" style:parent-style-name="Standaard" style:family="paragraph">
      <style:text-properties fo:font-weight="bold" style:font-weight-asian="bold" style:font-weight-complex="bold"/>
    </style:style>
    <style:style style:name="P5" style:parent-style-name="Standaard" style:family="paragraph">
      <style:text-properties fo:font-weight="bold" style:font-weight-asian="bold" style:font-weight-complex="bold"/>
    </style:style>
    <style:style style:name="P6" style:parent-style-name="Standaard" style:family="paragraph">
      <style:text-properties fo:font-weight="bold" style:font-weight-asian="bold" style:font-weight-complex="bold"/>
    </style:style>
    <style:style style:name="P7" style:parent-style-name="Standaard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Wat is de hoofdkleur van je website?</text:p>
      <text:p text:style-name="Standaard">De hoofdkleur van mijn coaching-site zal zwart zijn, wat zorgt voor een serieuze en professionele uitstraling, passend bij een leeromgeving.</text:p>
      <text:p text:style-name="P2">Wat zijn de subkleuren?</text:p>
      <text:p text:style-name="Standaard">Mijn subkleuren zullen wit zijn voor helderheid en leesbaarheid. Eventueel kunnen subtiele grijstinten worden toegevoegd om structuur en visuele hiërarchie te creëren.</text:p>
      <text:p text:style-name="P3">Welke emoties moeten de kleuren bij je gebruikers oproepen?</text:p>
      <text:p text:style-name="Standaard">De kleuren moeten een gevoel van vertrouwen, focus en helderheid oproepen. Zwart straalt autoriteit en deskundigheid uit, terwijl wit voor rust en overzicht zorgt.</text:p>
      <text:p text:style-name="P4">Gaat je voorkeur uit naar analoge of complementaire kleuren?</text:p>
      <text:p text:style-name="Standaard">Ik blijf bij een monochrome stijl met zwart en wit, aangezien dit een strakke, tijdloze en professionele uitstraling biedt die aansluit bij coaching en begeleiding.</text:p>
      <text:p text:style-name="P5">Wat voor doel heb je gekozen?</text:p>
      <text:p text:style-name="Standaard">Het doel is om een coaching-website te ontwikkelen die Valorant-spelers helpt hun vaardigheden te verbeteren. De site biedt tools, gepersonaliseerde begeleiding, strategische inzichten en statistieken om spelers op elk niveau te ondersteunen.</text:p>
      <text:p text:style-name="P6">Heb je gekozen voor lichtere of donkere kleuren? Vanwaar de keuze?</text:p>
      <text:p text:style-name="Standaard">Ik heb gekozen voor een donkere basis met lichte accenten. Donker geeft een gevoel van focus en professionaliteit, terwijl licht zorgt voor een toegankelijk en leesbaar ontwerp.</text:p>
      <text:p text:style-name="P7">Welke kleuren verwacht je niet te gebruiken in je eigen project?</text:p>
      <text:p text:style-name="Standaard">Ik verwacht geen speelse of levendige kleuren zoals geel, roze of pastelkleuren te gebruiken, omdat deze niet passen bij de serieuze en professionele uitstraling van een coaching-website.</text:p>
      <text:p text:style-name="Standa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Kop2" style:display-name="Kop 2" style:family="paragraph" style:parent-style-name="Standaard" style:next-style-name="Standa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Kop3" style:display-name="Kop 3" style:family="paragraph" style:parent-style-name="Standaard" style:next-style-name="Standaard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Kop4" style:display-name="Kop 4" style:family="paragraph" style:parent-style-name="Standaard" style:next-style-name="Standaard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Kop5" style:display-name="Kop 5" style:family="paragraph" style:parent-style-name="Standaard" style:next-style-name="Standaard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Kop6" style:display-name="Kop 6" style:family="paragraph" style:parent-style-name="Standaard" style:next-style-name="Standaard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Kop7" style:display-name="Kop 7" style:family="paragraph" style:parent-style-name="Standaard" style:next-style-name="Standaard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Kop8" style:display-name="Kop 8" style:family="paragraph" style:parent-style-name="Standaard" style:next-style-name="Standaard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Kop9" style:display-name="Kop 9" style:family="paragraph" style:parent-style-name="Standaard" style:next-style-name="Standaard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Kop1Char" style:display-name="Kop 1 Char" style:family="text" style:parent-style-name="Standaardalinea-lettertype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Kop2Char" style:display-name="Kop 2 Char" style:family="text" style:parent-style-name="Standaardalinea-lettertype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Kop3Char" style:display-name="Kop 3 Char" style:family="text" style:parent-style-name="Standaardalinea-lettertype">
      <style:text-properties style:font-name-asian="Times New Roman" style:font-name-complex="Times New Roman" fo:color="#0F4761" fo:font-size="14pt" style:font-size-asian="14pt" style:font-size-complex="14pt"/>
    </style:style>
    <style:style style:name="Kop4Char" style:display-name="Kop 4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0F4761"/>
    </style:style>
    <style:style style:name="Kop5Char" style:display-name="Kop 5 Char" style:family="text" style:parent-style-name="Standaardalinea-lettertype">
      <style:text-properties style:font-name-asian="Times New Roman" style:font-name-complex="Times New Roman" fo:color="#0F4761"/>
    </style:style>
    <style:style style:name="Kop6Char" style:display-name="Kop 6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595959"/>
    </style:style>
    <style:style style:name="Kop7Char" style:display-name="Kop 7 Char" style:family="text" style:parent-style-name="Standaardalinea-lettertype">
      <style:text-properties style:font-name-asian="Times New Roman" style:font-name-complex="Times New Roman" fo:color="#595959"/>
    </style:style>
    <style:style style:name="Kop8Char" style:display-name="Kop 8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272727"/>
    </style:style>
    <style:style style:name="Kop9Char" style:display-name="Kop 9 Char" style:family="text" style:parent-style-name="Standaardalinea-lettertype">
      <style:text-properties style:font-name-asian="Times New Roman" style:font-name-complex="Times New Roman" fo:color="#272727"/>
    </style:style>
    <style:style style:name="Titel" style:display-name="Titel" style:family="paragraph" style:parent-style-name="Standaard" style:next-style-name="Standaard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Char" style:display-name="Titel Char" style:family="text" style:parent-style-name="Standaardalinea-lettertype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Ondertitel" style:display-name="Ondertitel" style:family="paragraph" style:parent-style-name="Standaard" style:next-style-name="Standaard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OndertitelChar" style:display-name="Ondertitel Char" style:family="text" style:parent-style-name="Standaardalinea-lettertype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at" style:display-name="Citaat" style:family="paragraph" style:parent-style-name="Standaard" style:next-style-name="Standa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atChar" style:display-name="Citaat Char" style:family="text" style:parent-style-name="Standaardalinea-lettertype">
      <style:text-properties fo:font-style="italic" style:font-style-asian="italic" style:font-style-complex="italic" fo:color="#404040"/>
    </style:style>
    <style:style style:name="Lijstalinea" style:display-name="Lijstalinea" style:family="paragraph" style:parent-style-name="Standaard">
      <style:paragraph-properties style:contextual-spacing="true" fo:margin-left="0.5in">
        <style:tab-stops/>
      </style:paragraph-properties>
      <style:text-properties fo:hyphenate="false"/>
    </style:style>
    <style:style style:name="Intensievebenadrukking" style:display-name="Intensieve benadrukking" style:family="text" style:parent-style-name="Standaardalinea-lettertype">
      <style:text-properties fo:font-style="italic" style:font-style-asian="italic" style:font-style-complex="italic" fo:color="#0F4761"/>
    </style:style>
    <style:style style:name="Duidelijkcitaat" style:display-name="Duidelijk citaat" style:family="paragraph" style:parent-style-name="Standaard" style:next-style-name="Standa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DuidelijkcitaatChar" style:display-name="Duidelijk citaat Char" style:family="text" style:parent-style-name="Standaardalinea-lettertype">
      <style:text-properties fo:font-style="italic" style:font-style-asian="italic" style:font-style-complex="italic" fo:color="#0F4761"/>
    </style:style>
    <style:style style:name="Intensieveverwijzing" style:display-name="Intensieve verwijzing" style:family="text" style:parent-style-name="Standaardalinea-lettertype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ryan Gurung</meta:initial-creator>
    <dc:creator>Aryan Gurung</dc:creator>
    <meta:creation-date>2024-11-23T12:18:00Z</meta:creation-date>
    <dc:date>2024-11-23T12:18:00Z</dc:date>
    <meta:template xlink:href="Normal.dotm" xlink:type="simple"/>
    <meta:editing-cycles>2</meta:editing-cycles>
    <meta:editing-duration>PT0S</meta:editing-duration>
    <meta:document-statistic meta:page-count="1" meta:paragraph-count="3" meta:word-count="244" meta:character-count="1589" meta:row-count="11" meta:non-whitespace-character-count="1348"/>
  </office:meta>
</office:document-meta>
</file>